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4659*"/>
    </style:style>
    <style:style style:name="Table2.B" style:family="table-column">
      <style:table-column-properties style:rel-column-width="6898*"/>
    </style:style>
    <style:style style:name="Table2.C" style:family="table-column">
      <style:table-column-properties style:rel-column-width="6036*"/>
    </style:style>
    <style:style style:name="Table2.D" style:family="table-column">
      <style:table-column-properties style:rel-column-width="4311*"/>
    </style:style>
    <style:style style:name="Table2.E" style:family="table-column">
      <style:table-column-properties style:rel-column-width="6898*"/>
    </style:style>
    <style:style style:name="Table2.F" style:family="table-column">
      <style:table-column-properties style:rel-column-width="4311*"/>
    </style:style>
    <style:style style:name="Table2.G" style:family="table-column">
      <style:table-column-properties style:rel-column-width="4311*"/>
    </style:style>
    <style:style style:name="Table2.H" style:family="table-column">
      <style:table-column-properties style:rel-column-width="6036*"/>
    </style:style>
    <style:style style:name="Table2.I" style:family="table-column">
      <style:table-column-properties style:rel-column-width="4311*"/>
    </style:style>
    <style:style style:name="Table2.J" style:family="table-column">
      <style:table-column-properties style:rel-column-width="7760*"/>
    </style:style>
    <style:style style:name="Table3" style:family="table">
      <style:table-properties table:align="center" style:rel-width="100%"/>
    </style:style>
    <style:style style:name="Table3.A" style:family="table-column">
      <style:table-column-properties style:rel-column-width="18724*"/>
    </style:style>
    <style:style style:name="Table3.B" style:family="table-column">
      <style:table-column-properties style:rel-column-width="13107*"/>
    </style:style>
    <style:style style:name="Table3.C" style:family="table-column">
      <style:table-column-properties style:rel-column-width="8425*"/>
    </style:style>
    <style:style style:name="Table3.D" style:family="table-column">
      <style:table-column-properties style:rel-column-width="10298*"/>
    </style:style>
    <style:style style:name="Table3.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In addition, taxonomic nomenclature changes regularly, with groups being split, merged, or moved to a new position in the tree of life; often, taxonomic revisions lead to these events occuring simultaneously.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As a consequence any mapping of names to other biological entities can become outdated, and therefore invalid.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None of these issues, were they to happen in isolation, would be very difficult to deal with. Indeed, performing the lookup for any text string in any database is a trivial operation. But to add to the complexity, one must also consider that most taxa names are at some point manually typed, which has the potential to introduce additional sources of variation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 As a result, the first question one needs to ask when confronted with a string of character that purportedly points to a node in the tree of life is not “to which entry in the taxonomy database is it associated?”, but “is there a mistake in this name that is likely to render a simple lookup invalid?”.</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simple estimate of diversity based on the user-supplied names would give <draw:frame draw:style-name="fr1" text:anchor-type="as-char"><draw:object xlink:href="Formula-114/" xlink:type="simple" xlink:show="embed" xlink:actuate="onLoad"/></draw:frame> species, when there is in fact only one.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design-principles-and-comparison-to-other-tools"/>Design principles and comparison to other tools<text:bookmark-end text:name="design-principles-and-comparison-to-other-tools"/></text:h>
<text:p text:style-name="First_20_paragraph">Based on the author’s experience reconciling lists of thousands of biological names, <text:span text:style-name="Source_Text">NCBITaxonomy.jl</text:span> is built around a series of features that allow (i) maximum flexibility when handling names without a direct match, (ii) a bespoke exception system to handle failures to match automatically, and (ii) limits to the pool of potential names in order to achieve orders-of-magnitude speedups when the broad classification of the name to match is known. Adhering to these design principles led to a number of choices. A comparison of the features of different packages, as infered from their public documentation, is presented in tbl. <text:span text:style-name="T2">¿tbl:comparison?</text:span>.</text:p>
<text:p text:style-name="Text_20_body">First, we specifically target programmatic (as opposed to command-line) based approaches, so that the functionalities of the package can be accessed as part of a larger pipeline. Second, to speed up the queries, we work from a local version of the database, the installation of which is handled at build time by the package itself; each project using the package can use its own version of the taxonomy by specifying a folder where it is stored through an environmental variable. Third, because we <text:span text:style-name="T1">cannot</text:span> trust that the names as presented in the original data are correct, we offer case-insensitive search (at no time cost) and fuzzy-matching (at a significant time cost). Either of these strategies can be called only after a case-sensitive, non-fuzzy search yields an exception about the lack of a direct match. Finally, in order to achieve a good performance even when relying on fuzzy matching, we offer the ability to limit the search to specific parts of the taxonomy database. An example of the impact of this feature on the performance of the package is presented below.</text:p>
<text:p text:style-name="TableCaption">Comparison of core features of packages offering access to the NCBI taxonomic backbone. “Library”: ability to be called from code. “CLI”: ability to work as a command-line tool. “Local DB”: ability to store a copy of the database locally. “Fuzzy”: ability to perform fuzzy matching on inputs. “Case”: ability to perform case-insensitive search. “Subsets”: ability to limit the search to a subset of the raw database. “Ranks”: ability to limit the search to specific raxonomi ranks. The features of the various packages have been determined from reading their documentation. {tbl. <text:span text:style-name="T2">¿tbl:i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HeaderRowCell" office:value-type="string">
        <text:p text:style-name="Table_20_Heading">Tool</text:p>
      </table:table-cell>
      <table:table-cell table:style-name="TableHeaderRowCell" office:value-type="string">
        <text:p text:style-name="Table_20_Heading">Lang.</text:p>
      </table:table-cell>
      <table:table-cell table:style-name="TableHeaderRowCell" office:value-type="string">
        <text:p text:style-name="P5">Library</text:p>
      </table:table-cell>
      <table:table-cell table:style-name="TableHeaderRowCell" office:value-type="string">
        <text:p text:style-name="P6">CLI</text:p>
      </table:table-cell>
      <table:table-cell table:style-name="TableHeaderRowCell" office:value-type="string">
        <text:p text:style-name="P7">Local DB</text:p>
      </table:table-cell>
      <table:table-cell table:style-name="TableHeaderRowCell" office:value-type="string">
        <text:p text:style-name="P8">Fuzzy</text:p>
      </table:table-cell>
      <table:table-cell table:style-name="TableHeaderRowCell" office:value-type="string">
        <text:p text:style-name="P9">Case</text:p>
      </table:table-cell>
      <table:table-cell table:style-name="TableHeaderRowCell" office:value-type="string">
        <text:p text:style-name="P10">Subsets</text:p>
      </table:table-cell>
      <table:table-cell table:style-name="TableHeaderRowCell" office:value-type="string">
        <text:p text:style-name="P11">Ranks</text:p>
      </table:table-cell>
      <table:table-cell table:style-name="TableHeaderRowCell" office:value-type="string">
        <text:p text:style-name="Table_20_Heading">Reference</text:p>
      </table:table-cell>
    </table:table-row>
  </table:table-header-rows>
  <table:table-row>
    <table:table-cell table:style-name="TableRowCell" office:value-type="string">
      <text:p text:style-name="Table_20_Contents"><text:span text:style-name="Source_Text">NCBITaxonomy.jl</text:span></text:p>
    </table:table-cell>
    <table:table-cell table:style-name="TableRowCell" office:value-type="string">
      <text:p text:style-name="Table_20_Contents"><text:span text:style-name="Source_Text">Julia</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ext:p text:style-name="P15">+</text:p>
    </table:table-cell>
    <table:table-cell table:style-name="TableRowCell" office:value-type="string">
      <text:p text:style-name="P16">+</text:p>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adb</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py</text:span></text:p>
    </table:table-cell>
    <table:table-cell table:style-name="TableRowCell" office:value-type="string">
      <text:p text:style-name="Table_20_Contents"><text:span text:style-name="Source_Text">Python</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ext:p text:style-name="P1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rentrez</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nki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NCBI-taxonomis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in the package’s <text:span text:style-name="T1">GitHub</text:span> repository (<text:a xlink:type="simple" xlink:href="https://github.com/PoisotLab/NCBITaxonomy.jl" office:name=""><text:span text:style-name="Definition">PoisotLab/NCBITaxonomy.jl</text:span></text:a>), including examples and in-line documentation of every method. The package is released under the MIT license. Contributions can be made in the form of issues (bug reports, questions, features suggestions) and pull requests, all of which can be consulted publicly. Alternatively, the package can be downloaded from its Zenodo page (ID <text:a xlink:type="simple" xlink:href="https://zenodo.org/record/" office:name=""><text:span text:style-name="Definition"><text:span text:style-name="Source_Text">5825828</text:span></text:span></text:a>), along with a versioned DOI.</text:p>
<text:h text:style-name="Heading_20_2" text:outline-level="2"><text:bookmark-start text:name="local-file-storage"/>Local file storage<text:bookmark-end text:name="local-file-storage"/></text:h>
<text:p text:style-name="First_20_paragraph">In order to achieve good performance, the package will first retrieve the latest (as validated by its checksum) NCBI taxonomy backbone, store it locally, and pre-process it as a set of Julia data tables. By default, the taxonomy will be downloaded to the user’s home directory, which is not an ideal solution, and therefore we recommend that users set an environment variable to specificy where the data will be loaded from (this path will be created if it doesn’t exist):</text:p>
<text:p text:style-name="P19">ENV["NCBITAXONOMY_PATH"] = joinpath(homedir(), "data", "NCBITaxonomy.jl")</text:p>
<text:p text:style-name="First_20_paragraph">Note that this location can be different for different projects, as the package is able to update the taxonomic backbone (and will indeed prompt the user to do so if the taxonomy is more than 90 days old, as infered from looking at the raw files creation timestamp). The package can then be checked out and installed anonymously from the central Julia repository:</text:p>
<text:p text:style-name="P20">using Pkg</text:p>
<text:p text:style-name="P21">Pkg.add("NCBITaxonomy")</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3.0</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2" text:outline-level="2"><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22">julia&gt; similarnames("Adeno-associated virus 3b"; threshold=0.95)</text:p>
<text:p text:style-name="P23">3-element Vector{Pair{NCBITaxon, Float64}}:</text:p>
<text:p text:style-name="P24"><text:s text:c="2"/>Adeno-associated virus - 3 (ncbi:46350) =&gt; 0.96</text:p>
<text:p text:style-name="P25"><text:s text:c="3"/>Adeno-associated virus 3B (ncbi:68742) =&gt; 0.96</text:p>
<text:p text:style-name="P26"><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27">julia&gt; taxon("Adeno-associated virus 3b"; casesensitive=false)</text:p>
<text:p text:style-name="P28">Adeno-associated virus 3B (ncbi:68742)</text:p>
<text:p text:style-name="First_20_paragraph">This returns the correct name.</text:p>
<text:h text:style-name="Heading_20_2" text:outline-level="2"><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29">try</text:p>
<text:p text:style-name="P30"><text:s text:c="2"/>taxon(name)</text:p>
<text:p text:style-name="P31"><text:s text:c="2"/># Additional operations with the matched name</text:p>
<text:p text:style-name="P32">catch err</text:p>
<text:p text:style-name="P33"><text:s text:c="2"/>if isa(err, NameHasNoDirectMatch)</text:p>
<text:p text:style-name="P34"><text:s text:c="4"/># What to do if no match is found</text:p>
<text:p text:style-name="P35"><text:s text:c="2"/>elseif isa(err, NameHasMultipleMatches)</text:p>
<text:p text:style-name="P36"><text:s text:c="4"/># What to do if there are multiple matches</text:p>
<text:p text:style-name="P37"><text:s text:c="2"/>else</text:p>
<text:p text:style-name="P38"><text:s text:c="4"/># What to do in case of another error that is not NCBITaxonomy specific</text:p>
<text:p text:style-name="P39"><text:s text:c="2"/>end</text:p>
<text:p text:style-name="P40">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2" text:outline-level="2"><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Names list</text:p>
      </table:table-cell>
      <table:table-cell table:style-name="TableHeaderRowCell" office:value-type="string">
        <text:p text:style-name="P41">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42">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42">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42">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2" text:outline-level="2"><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onmic levels is as in Shimatani (2001) (<text:span text:style-name="T1">i.e.</text:span> species have a distance of 0, genus of 1, family of 2, sbu-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2213854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3-02T17:25:04Z</meta:creation-date>
    <dc:date>2023-03-02T17:25:0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